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arks</text:p>
          </table:table-cell>
          <table:table-cell table:style-name="ce1" office:value-type="string" calcext:value-type="string">
            <text:p>Marks- np</text:p>
          </table:table-cell>
        </table:table-row>
        <table:table-row table:style-name="ro1">
          <table:table-cell office:value-type="float" office:value="1640239" calcext:value-type="float">
            <text:p>16402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0274" calcext:value-type="float">
            <text:p>16402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0214" calcext:value-type="float">
            <text:p>164021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0468" calcext:value-type="float">
            <text:p>174046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0336" calcext:value-type="float">
            <text:p>1610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0204" calcext:value-type="float">
            <text:p>174020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0713" calcext:value-type="float">
            <text:p>17407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0721" calcext:value-type="float">
            <text:p>174072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0631" calcext:value-type="float">
            <text:p>154063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0141" calcext:value-type="float">
            <text:p>1740141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7:43:33.030156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0:09.387722409</meta:creation-date>
    <dc:date>2018-01-29T17:52:14.846570268</dc:date>
    <meta:editing-duration>PT9M42S</meta:editing-duration>
    <meta:editing-cycles>2</meta:editing-cycles>
    <meta:generator>LibreOffice/5.4.4.2$Linux_X86_64 LibreOffice_project/40$Build-2</meta:generator>
    <meta:document-statistic meta:table-count="1" meta:cell-count="33" meta:object-count="0"/>
  </office:meta>
</office:document-meta>
</file>